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388cm" fo:min-width="0.208cm"/>
    </style:style>
    <style:style style:name="gr2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85cm" fo:min-width="1.3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2.05cm" fo:min-width="6.4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6.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2.254cm" fo:min-width="5.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3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cm" svg:height="0.9cm" svg:x="10.3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8cm" svg:y1="3cm" svg:x2="10.8cm" svg:y2="6.5cm">
          <text:p/>
        </draw:line>
        <draw:custom-shape draw:style-name="gr3" draw:text-style-name="P3" xml:id="id1" draw:id="id1" draw:layer="layout" svg:width="3.6cm" svg:height="4.2cm" svg:x="11.4cm" svg:y="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xml:id="id2" draw:id="id2" draw:layer="layout" svg:width="6.9cm" svg:height="2.3cm" svg:x="7.5cm" svg:y="6.9cm">
          <text:p text:style-name="P4">Stand-by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835cm" svg:y1="9.299cm" svg:x2="12.9cm" svg:y2="14.1cm">
          <text:p/>
        </draw:line>
        <draw:line draw:style-name="gr2" draw:text-style-name="P2" draw:layer="layout" svg:x1="11cm" svg:y1="18.1cm" svg:x2="6.7cm" svg:y2="20.6cm">
          <text:p/>
        </draw:line>
        <draw:custom-shape draw:style-name="gr5" draw:text-style-name="P5" xml:id="id3" draw:id="id3" draw:layer="layout" svg:width="6.9cm" svg:height="2.5cm" svg:x="2cm" svg:y="21.4cm">
          <text:p text:style-name="P4">Give can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draw:line-skew="2.324cm" svg:x1="15cm" svg:y1="17.1cm" svg:x2="14.4cm" svg:y2="8.05cm" draw:start-shape="id1" draw:start-glue-point="7" draw:end-shape="id2" draw:end-glue-point="1" svg:d="M15000 17100c4237 0 4537-9050-600-9050" svg:viewBox="0 0 3817 9051">
          <text:p/>
        </draw:connector>
        <draw:frame draw:style-name="gr6" draw:text-style-name="P6" draw:layer="layout" svg:width="2.966cm" svg:height="0.962cm" svg:x="17.4cm" svg:y="9.3cm">
          <draw:text-box>
            <text:p>Add coin</text:p>
          </draw:text-box>
        </draw:frame>
        <draw:custom-shape draw:style-name="gr7" draw:text-style-name="P5" xml:id="id4" draw:id="id4" draw:layer="layout" svg:width="6.1cm" svg:height="2.504cm" svg:x="0.5cm" svg:y="11.9cm">
          <text:p text:style-name="P4">Give change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.6cm" svg:y1="15cm" svg:x2="6.7cm" svg:y2="13.2cm">
          <text:p/>
        </draw:line>
        <draw:frame draw:style-name="gr8" draw:text-style-name="P6" draw:layer="layout" svg:width="4.232cm" svg:height="0.962cm" svg:x="5.2cm" svg:y="16.9cm">
          <draw:text-box>
            <text:p>Choose drink</text:p>
          </draw:text-box>
        </draw:frame>
        <draw:frame draw:style-name="gr9" draw:text-style-name="P6" draw:layer="layout" svg:width="3.431cm" svg:height="1.673cm" svg:x="7.5cm" svg:y="11.3cm">
          <draw:text-box>
            <text:p>Ask for change</text:p>
          </draw:text-box>
        </draw:frame>
        <draw:connector draw:style-name="gr2" draw:text-style-name="P2" draw:layer="layout" draw:type="curve" svg:x1="2cm" svg:y1="22.65cm" svg:x2="3.55cm" svg:y2="14.404cm" draw:start-shape="id3" draw:start-glue-point="3" draw:end-shape="id4" draw:end-glue-point="2" svg:d="M2000 22650c-751 0-626-2374-51-3124s1601 125 1601-5122" svg:viewBox="0 0 2074 8247">
          <text:p/>
        </draw:connector>
        <draw:connector draw:style-name="gr2" draw:text-style-name="P2" draw:layer="layout" draw:type="curve" svg:x1="3.55cm" svg:y1="11.9cm" svg:x2="7.5cm" svg:y2="8.05cm" draw:start-shape="id4" draw:start-glue-point="0" draw:end-shape="id2" draw:end-glue-point="3" svg:d="M3550 11900c0-2567 1316-3850 3950-3850" svg:viewBox="0 0 3951 3851">
          <text:p/>
        </draw:connector>
        <draw:frame draw:style-name="gr10" draw:text-style-name="P7" draw:layer="layout" svg:width="11cm" svg:height="0.962cm" svg:x="7.1cm" svg:y="26.538cm">
          <draw:text-box>
            <text:p>Graphe d’état 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5T15:50:53.526664464</meta:creation-date>
    <dc:date>2021-01-06T18:47:19.000259210</dc:date>
    <meta:editing-duration>PT3M6S</meta:editing-duration>
    <meta:editing-cycles>3</meta:editing-cycles>
    <meta:generator>LibreOffice/6.4.6.2$Linux_X86_64 LibreOffice_project/40$Build-2</meta:generator>
    <meta:document-statistic meta:object-count="16"/>
  </office:meta>
</office:document-meta>
</file>